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_sum" table:style-name="ta1">
        <table:shapes>
          <draw:frame draw:z-index="0" draw:style-name="gr1" draw:text-style-name="P1" svg:width="453.49pt" svg:height="254.58pt" svg:x="357.45pt" svg:y="48.19pt">
            <loext:p draw:notify-on-update-of-ranges="sum_sum.C1:sum_sum.C100 sum_sum.D1:sum_sum.D100 sum_sum.C1:sum_sum.C100 sum_sum.E1:sum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42.659274447268" calcext:value-type="float">
            <text:p>42.65927444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39.877322837821" calcext:value-type="float">
            <text:p>39.8773228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40.595133406771" calcext:value-type="float">
            <text:p>40.5951334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41.852376978886" calcext:value-type="float">
            <text:p>41.85237697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40.881011626462" calcext:value-type="float">
            <text:p>40.8810116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41.562352401887" calcext:value-type="float">
            <text:p>41.56235240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34.354980812394" calcext:value-type="float">
            <text:p>34.3549808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42.603700546204" calcext:value-type="float">
            <text:p>42.60370054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37.5187870496" calcext:value-type="float">
            <text:p>37.51878704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35.771488637909" calcext:value-type="float">
            <text:p>35.7714886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41.431966922688" calcext:value-type="float">
            <text:p>41.4319669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34.386116880122" calcext:value-type="float">
            <text:p>34.38611688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45.189186770441" calcext:value-type="float">
            <text:p>45.18918677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41.408417865897" calcext:value-type="float">
            <text:p>41.40841786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38.819643218963" calcext:value-type="float">
            <text:p>38.819643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40.770788408179" calcext:value-type="float">
            <text:p>40.77078840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39.675796843367" calcext:value-type="float">
            <text:p>39.67579684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40.188584519181" calcext:value-type="float">
            <text:p>40.18858451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40.573802454555" calcext:value-type="float">
            <text:p>40.57380245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2887" calcext:value-type="float">
            <text:p>12887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40.518471154912" calcext:value-type="float">
            <text:p>40.51847115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351" calcext:value-type="float">
            <text:p>13351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40.081098941003" calcext:value-type="float">
            <text:p>40.081098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3815" calcext:value-type="float">
            <text:p>13815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41.5246717219" calcext:value-type="float">
            <text:p>41.52467172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279" calcext:value-type="float">
            <text:p>14279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43.133916470075" calcext:value-type="float">
            <text:p>43.1339164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743" calcext:value-type="float">
            <text:p>14743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43.334414696408" calcext:value-type="float">
            <text:p>43.3344146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207" calcext:value-type="float">
            <text:p>15207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40.502497248508" calcext:value-type="float">
            <text:p>40.50249724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671" calcext:value-type="float">
            <text:p>15671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41.673760902857" calcext:value-type="float">
            <text:p>41.67376090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135" calcext:value-type="float">
            <text:p>16135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39.658524617648" calcext:value-type="float">
            <text:p>39.65852461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599" calcext:value-type="float">
            <text:p>16599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41.678925572506" calcext:value-type="float">
            <text:p>41.67892557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7063" calcext:value-type="float">
            <text:p>17063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40.372768744386" calcext:value-type="float">
            <text:p>40.37276874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8545" calcext:value-type="float">
            <text:p>18545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40.49627892902" calcext:value-type="float">
            <text:p>40.4962789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011" calcext:value-type="float">
            <text:p>19011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41.718236503677" calcext:value-type="float">
            <text:p>41.71823650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475" calcext:value-type="float">
            <text:p>19475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38.326494233902" calcext:value-type="float">
            <text:p>38.32649423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9939" calcext:value-type="float">
            <text:p>19939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38.634885747978" calcext:value-type="float">
            <text:p>38.6348857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403" calcext:value-type="float">
            <text:p>20403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41.985008264153" calcext:value-type="float">
            <text:p>41.98500826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867" calcext:value-type="float">
            <text:p>20867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39.958717974962" calcext:value-type="float">
            <text:p>39.9587179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331" calcext:value-type="float">
            <text:p>21331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39.296055467155" calcext:value-type="float">
            <text:p>39.29605546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795" calcext:value-type="float">
            <text:p>21795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38.110055334319" calcext:value-type="float">
            <text:p>38.11005533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259" calcext:value-type="float">
            <text:p>22259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41.261423539695" calcext:value-type="float">
            <text:p>41.2614235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723" calcext:value-type="float">
            <text:p>22723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38.930505171085" calcext:value-type="float">
            <text:p>38.93050517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3187" calcext:value-type="float">
            <text:p>23187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38.195010484648" calcext:value-type="float">
            <text:p>38.19501048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640" calcext:value-type="float">
            <text:p>25640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40.211165590818" calcext:value-type="float">
            <text:p>40.21116559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865" calcext:value-type="float">
            <text:p>26865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42.197774383686" calcext:value-type="float">
            <text:p>42.19777438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329" calcext:value-type="float">
            <text:p>27329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39.697930086878" calcext:value-type="float">
            <text:p>39.69793008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7793" calcext:value-type="float">
            <text:p>27793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41.290717529452" calcext:value-type="float">
            <text:p>41.29071752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257" calcext:value-type="float">
            <text:p>28257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41.775201140177" calcext:value-type="float">
            <text:p>41.77520114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8721" calcext:value-type="float">
            <text:p>28721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41.952522441785" calcext:value-type="float">
            <text:p>41.9525224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185" calcext:value-type="float">
            <text:p>29185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39.206068594503" calcext:value-type="float">
            <text:p>39.2060685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649" calcext:value-type="float">
            <text:p>29649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43.518361670994" calcext:value-type="float">
            <text:p>43.5183616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113" calcext:value-type="float">
            <text:p>30113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40.27535126467" calcext:value-type="float">
            <text:p>40.27535126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577" calcext:value-type="float">
            <text:p>30577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40.632422438283" calcext:value-type="float">
            <text:p>40.63242243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041" calcext:value-type="float">
            <text:p>31041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38.654796125644" calcext:value-type="float">
            <text:p>38.6547961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505" calcext:value-type="float">
            <text:p>31505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38.55781667599" calcext:value-type="float">
            <text:p>38.5578166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1969" calcext:value-type="float">
            <text:p>31969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42.57279386241" calcext:value-type="float">
            <text:p>42.57279386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433" calcext:value-type="float">
            <text:p>32433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42.746152441099" calcext:value-type="float">
            <text:p>42.74615244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897" calcext:value-type="float">
            <text:p>32897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42.044295854926" calcext:value-type="float">
            <text:p>42.04429585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361" calcext:value-type="float">
            <text:p>33361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39.76127129114" calcext:value-type="float">
            <text:p>39.76127129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3825" calcext:value-type="float">
            <text:p>33825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41.192742096546" calcext:value-type="float">
            <text:p>41.19274209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289" calcext:value-type="float">
            <text:p>34289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39.098397735515" calcext:value-type="float">
            <text:p>39.09839773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4753" calcext:value-type="float">
            <text:p>34753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38.753797499793" calcext:value-type="float">
            <text:p>38.75379749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269" calcext:value-type="float">
            <text:p>36269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40.242749971878" calcext:value-type="float">
            <text:p>40.24274997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6763" calcext:value-type="float">
            <text:p>36763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43.068572487423" calcext:value-type="float">
            <text:p>43.06857248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227" calcext:value-type="float">
            <text:p>37227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40.891511308603" calcext:value-type="float">
            <text:p>40.89151130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7691" calcext:value-type="float">
            <text:p>37691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39.001145712571" calcext:value-type="float">
            <text:p>39.0011457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155" calcext:value-type="float">
            <text:p>38155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40.081485823909" calcext:value-type="float">
            <text:p>40.08148582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8619" calcext:value-type="float">
            <text:p>38619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39.619040946667" calcext:value-type="float">
            <text:p>39.61904094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083" calcext:value-type="float">
            <text:p>39083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39.462319466714" calcext:value-type="float">
            <text:p>39.4623194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547" calcext:value-type="float">
            <text:p>39547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43.590718858187" calcext:value-type="float">
            <text:p>43.59071885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11" calcext:value-type="float">
            <text:p>40011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41.355595572609" calcext:value-type="float">
            <text:p>41.35559557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475" calcext:value-type="float">
            <text:p>40475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42.239872837058" calcext:value-type="float">
            <text:p>42.23987283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939" calcext:value-type="float">
            <text:p>40939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40.897631269091" calcext:value-type="float">
            <text:p>40.89763126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403" calcext:value-type="float">
            <text:p>41403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41.103830446146" calcext:value-type="float">
            <text:p>41.10383044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1867" calcext:value-type="float">
            <text:p>41867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39.211017367424" calcext:value-type="float">
            <text:p>39.21101736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331" calcext:value-type="float">
            <text:p>42331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39.132018156202" calcext:value-type="float">
            <text:p>39.13201815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795" calcext:value-type="float">
            <text:p>42795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40.79924888934" calcext:value-type="float">
            <text:p>40.79924888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259" calcext:value-type="float">
            <text:p>43259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37.931250028665" calcext:value-type="float">
            <text:p>37.93125002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3723" calcext:value-type="float">
            <text:p>43723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39.788092892905" calcext:value-type="float">
            <text:p>39.78809289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187" calcext:value-type="float">
            <text:p>44187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39.260729384111" calcext:value-type="float">
            <text:p>39.26072938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4651" calcext:value-type="float">
            <text:p>44651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42.37566736453" calcext:value-type="float">
            <text:p>42.37566736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115" calcext:value-type="float">
            <text:p>45115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41.581631752826" calcext:value-type="float">
            <text:p>41.58163175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5579" calcext:value-type="float">
            <text:p>45579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40.195345126778" calcext:value-type="float">
            <text:p>40.1953451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6043" calcext:value-type="float">
            <text:p>46043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41.410587957057" calcext:value-type="float">
            <text:p>41.41058795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298" calcext:value-type="float">
            <text:p>48298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40.506387897455" calcext:value-type="float">
            <text:p>40.50638789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523" calcext:value-type="float">
            <text:p>49523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41.261297822723" calcext:value-type="float">
            <text:p>41.2612978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987" calcext:value-type="float">
            <text:p>49987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39.734410940838" calcext:value-type="float">
            <text:p>39.73441094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451" calcext:value-type="float">
            <text:p>50451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40.941653855334" calcext:value-type="float">
            <text:p>40.94165385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0915" calcext:value-type="float">
            <text:p>50915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39.543983041755" calcext:value-type="float">
            <text:p>39.5439830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379" calcext:value-type="float">
            <text:p>51379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41.538460281793" calcext:value-type="float">
            <text:p>41.53846028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1843" calcext:value-type="float">
            <text:p>51843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40.522092100696" calcext:value-type="float">
            <text:p>40.52209210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2307" calcext:value-type="float">
            <text:p>52307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40.713333689709" calcext:value-type="float">
            <text:p>40.71333368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3829" calcext:value-type="float">
            <text:p>53829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39.928903542788" calcext:value-type="float">
            <text:p>39.92890354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295" calcext:value-type="float">
            <text:p>54295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40.025230863406" calcext:value-type="float">
            <text:p>40.02523086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4759" calcext:value-type="float">
            <text:p>54759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40.308551705295" calcext:value-type="float">
            <text:p>40.3085517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223" calcext:value-type="float">
            <text:p>55223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37.913736064735" calcext:value-type="float">
            <text:p>37.91373606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5687" calcext:value-type="float">
            <text:p>55687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41.564452168281" calcext:value-type="float">
            <text:p>41.56445216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151" calcext:value-type="float">
            <text:p>56151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38.994889232542" calcext:value-type="float">
            <text:p>38.99488923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6615" calcext:value-type="float">
            <text:p>56615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38.813584011287" calcext:value-type="float">
            <text:p>38.8135840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079" calcext:value-type="float">
            <text:p>57079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43.7763198357" calcext:value-type="float">
            <text:p>43.77631983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7543" calcext:value-type="float">
            <text:p>57543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42.779008606377" calcext:value-type="float">
            <text:p>42.77900860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007" calcext:value-type="float">
            <text:p>58007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40.664231674857" calcext:value-type="float">
            <text:p>40.66423167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471" calcext:value-type="float">
            <text:p>58471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39.466687473973" calcext:value-type="float">
            <text:p>39.46668747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31T09:43:31.706749077</dc:date>
    <meta:editing-duration>PT1M55S</meta:editing-duration>
    <meta:editing-cycles>2</meta:editing-cycles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82cm" xlink:href=".." xlink:type="simple" chart:class="chart:scatter" chart:style-name="ch1">
        <chart:title svg:x="5.633cm" svg:y="0.314cm" chart:style-name="ch2">
          <text:p>Total energy generation</text:p>
        </chart:title>
        <chart:subtitle svg:x="5.192cm" svg:y="1.284cm" chart:style-name="ch3">
          <text:p>system overview 2RTUs 3IEDs</text:p>
        </chart:subtitle>
        <chart:legend chart:legend-position="end" svg:x="13.113cm" svg:y="3.916cm" style:legend-expansion="high" chart:style-name="ch4"/>
        <chart:plot-area chart:style-name="ch5" table:cell-range-address="sum_sum.C1:sum_sum.E100" chart:data-source-has-labels="row" svg:x="0.319cm" svg:y="2.15cm" svg:width="12.475cm" svg:height="6.653cm">
          <chartooo:coordinate-region svg:x="0.993cm" svg:y="2.363cm" svg:width="11.271cm" svg:height="5.76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um_sum.D1:sum_sum.D100" loext:label-string="sum" chart:class="chart:scatter">
            <chart:domain table:cell-range-address="sum_sum.C1:sum_sum.C100"/>
            <chart:data-point chart:repeated="100"/>
          </chart:series>
          <chart:series chart:style-name="ch9" chart:values-cell-range-address="sum_sum.E1:sum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sum_sum.C1:sum_sum.C100</svg:desc>
                </draw:g>
              </table:table-cell>
              <table:table-cell office:value-type="float" office:value="42.659274447268">
                <text:p>42.659274447268</text:p>
                <draw:g>
                  <svg:desc>sum_sum.D1:sum_sum.D100</svg:desc>
                </draw:g>
              </table:table-cell>
              <table:table-cell office:value-type="float" office:value="100">
                <text:p>100</text:p>
                <draw:g>
                  <svg:desc>sum_sum.E1:sum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39.877322837821">
                <text:p>39.8773228378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40.595133406771">
                <text:p>40.595133406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41.852376978886">
                <text:p>41.8523769788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40.881011626462">
                <text:p>40.8810116264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41.562352401887">
                <text:p>41.5623524018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34.354980812394">
                <text:p>34.354980812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42.603700546204">
                <text:p>42.6037005462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37.5187870496">
                <text:p>37.5187870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35.771488637909">
                <text:p>35.771488637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41.431966922688">
                <text:p>41.4319669226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34.386116880122">
                <text:p>34.3861168801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45.189186770441">
                <text:p>45.189186770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41.408417865897">
                <text:p>41.4084178658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38.819643218963">
                <text:p>38.819643218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40.770788408179">
                <text:p>40.7707884081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39.675796843367">
                <text:p>39.675796843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40.188584519181">
                <text:p>40.188584519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40.573802454555">
                <text:p>40.5738024545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40.518471154912">
                <text:p>40.5184711549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40.081098941003">
                <text:p>40.0810989410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41.5246717219">
                <text:p>41.5246717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43.133916470075">
                <text:p>43.1339164700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43.334414696408">
                <text:p>43.3344146964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40.502497248508">
                <text:p>40.5024972485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41.673760902857">
                <text:p>41.673760902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39.658524617648">
                <text:p>39.658524617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41.678925572506">
                <text:p>41.6789255725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40.372768744386">
                <text:p>40.3727687443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40.49627892902">
                <text:p>40.49627892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41.718236503677">
                <text:p>41.7182365036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38.326494233902">
                <text:p>38.3264942339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38.634885747978">
                <text:p>38.634885747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41.985008264153">
                <text:p>41.985008264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39.958717974962">
                <text:p>39.958717974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39.296055467155">
                <text:p>39.2960554671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38.110055334319">
                <text:p>38.110055334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41.261423539695">
                <text:p>41.261423539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38.930505171085">
                <text:p>38.9305051710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38.195010484648">
                <text:p>38.195010484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40.211165590818">
                <text:p>40.2111655908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42.197774383686">
                <text:p>42.1977743836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39.697930086878">
                <text:p>39.697930086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41.290717529452">
                <text:p>41.290717529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41.775201140177">
                <text:p>41.7752011401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41.952522441785">
                <text:p>41.952522441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39.206068594503">
                <text:p>39.2060685945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43.518361670994">
                <text:p>43.5183616709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40.27535126467">
                <text:p>40.275351264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40.632422438283">
                <text:p>40.6324224382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38.654796125644">
                <text:p>38.654796125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38.55781667599">
                <text:p>38.557816675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42.57279386241">
                <text:p>42.572793862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42.746152441099">
                <text:p>42.7461524410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42.044295854926">
                <text:p>42.0442958549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39.76127129114">
                <text:p>39.761271291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41.192742096546">
                <text:p>41.1927420965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39.098397735515">
                <text:p>39.098397735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38.753797499793">
                <text:p>38.753797499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40.242749971878">
                <text:p>40.2427499718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43.068572487423">
                <text:p>43.0685724874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40.891511308603">
                <text:p>40.8915113086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39.001145712571">
                <text:p>39.0011457125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40.081485823909">
                <text:p>40.0814858239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39.619040946667">
                <text:p>39.6190409466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39.462319466714">
                <text:p>39.462319466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43.590718858187">
                <text:p>43.590718858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41.355595572609">
                <text:p>41.355595572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42.239872837058">
                <text:p>42.2398728370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40.897631269091">
                <text:p>40.8976312690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41.103830446146">
                <text:p>41.103830446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39.211017367424">
                <text:p>39.211017367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39.132018156202">
                <text:p>39.132018156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40.79924888934">
                <text:p>40.799248889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37.931250028665">
                <text:p>37.9312500286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39.788092892905">
                <text:p>39.7880928929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39.260729384111">
                <text:p>39.2607293841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42.37566736453">
                <text:p>42.37566736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41.581631752826">
                <text:p>41.5816317528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40.195345126778">
                <text:p>40.1953451267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41.410587957057">
                <text:p>41.4105879570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40.506387897455">
                <text:p>40.5063878974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41.261297822723">
                <text:p>41.261297822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39.734410940838">
                <text:p>39.7344109408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40.941653855334">
                <text:p>40.9416538553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39.543983041755">
                <text:p>39.5439830417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41.538460281793">
                <text:p>41.53846028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40.522092100696">
                <text:p>40.5220921006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40.713333689709">
                <text:p>40.7133336897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39.928903542788">
                <text:p>39.9289035427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40.025230863406">
                <text:p>40.0252308634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40.308551705295">
                <text:p>40.308551705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37.913736064735">
                <text:p>37.913736064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41.564452168281">
                <text:p>41.564452168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38.994889232542">
                <text:p>38.9948892325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38.813584011287">
                <text:p>38.8135840112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43.7763198357">
                <text:p>43.7763198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42.779008606377">
                <text:p>42.779008606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40.664231674857">
                <text:p>40.6642316748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39.466687473973">
                <text:p>39.46668747397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